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8.963cm"/>
    </style:style>
    <style:style style:name="pr5" style:family="presentation" style:parent-style-name="Padrão-subtitle">
      <style:graphic-properties draw:fill-color="#ffffff" fo:min-height="18.7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Raridade</text:span></text:p>
            <text:p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Não consigo ir além do teu olhar</text:span></text:p>
            <text:p><text:span text:style-name="T3">Tudo o que eu consigo é imaginar</text:span></text:p>
            <text:p><text:span text:style-name="T3">A riqueza que existe dentro de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O ouro eu consigo só admirar</text:span></text:p>
            <text:p><text:span text:style-name="T3">Mas te olhando eu posso</text:span></text:p>
            <text:p><text:span text:style-name="T3">a Deus adorar</text:span></text:p>
            <text:p><text:span text:style-name="T3">Sua alma é um bem</text:span></text:p>
            <text:p><text:span text:style-name="T3">que nunca envelhece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3">O pecado não consegue esconder</text:span></text:p>
            <text:p><text:span text:style-name="T3">A marca de Jesus que</text:span></text:p>
            <text:p><text:span text:style-name="T3">Existe e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O que você fez ou deixou de fazer</text:span></text:p>
            <text:p><text:span text:style-name="T3">Não mudou o início,</text:span></text:p>
            <text:p><text:span text:style-name="T3">Deus escolheu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Sua raridade não está naquilo</text:span></text:p>
            <text:p><text:span text:style-name="T3">que você possui ou</text:span></text:p>
            <text:p><text:span text:style-name="T3">que sabe fazer</text:span></text:p>
            <text:p><text:span text:style-name="T3">Isso é mistério de Deus</text:span></text:p>
            <text:p><text:span text:style-name="T3">co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Você é um espelho que reflete a imagem do Senhor</text:span></text:p>
            <text:p><text:span text:style-name="T3">Não chore se o mundo</text:span></text:p>
            <text:p><text:span text:style-name="T3">ainda não no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Já é o bastante</text:span></text:p>
            <text:p><text:span text:style-name="T3">Deus reconhecer o</text:span></text:p>
            <text:p><text:span text:style-name="T3">seu val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3">Você é precioso, mais raro que o ouro puro de ofir</text:span></text:p>
            <text:p><text:span text:style-name="T3">Se você desistiu,</text:span></text:p>
            <text:p><text:span text:style-name="T3">Deus não vai desist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5" draw:text-style-name="P2" draw:layer="layout" svg:width="25.199cm" svg:height="18.763cm" svg:x="1.4cm" svg:y="0.837cm" presentation:class="subtitle" presentation:user-transformed="true">
          <draw:text-box>
            <text:p><text:span text:style-name="T3">Ele está aqui pra te</text:span></text:p>
            <text:p><text:span text:style-name="T3">levantar se o mundo</text:span></text:p>
            <text:p><text:span text:style-name="T3">te fizer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O ouro eu consigo só admirar</text:span></text:p>
            <text:p><text:span text:style-name="T3">Mas te olhando eu posso</text:span></text:p>
            <text:p><text:span text:style-name="T3">a Deus adorar</text:span></text:p>
            <text:p><text:span text:style-name="T3">Sua alma é um bem</text:span></text:p>
            <text:p><text:span text:style-name="T3">que nunca envelhece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3">O pecado não consegue esconder</text:span></text:p>
            <text:p><text:span text:style-name="T3">A marca de Jesus que</text:span></text:p>
            <text:p><text:span text:style-name="T3">Existe e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O que você fez ou deixou de fazer</text:span></text:p>
            <text:p><text:span text:style-name="T3">Não mudou o início,</text:span></text:p>
            <text:p><text:span text:style-name="T3">Deus escolheu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Sua raridade não está naquilo</text:span></text:p>
            <text:p><text:span text:style-name="T3">que você possui ou</text:span></text:p>
            <text:p><text:span text:style-name="T3">que sabe fazer</text:span></text:p>
            <text:p><text:span text:style-name="T3">Isso é mistério de Deus</text:span></text:p>
            <text:p><text:span text:style-name="T3">co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Você é um espelho que reflete a imagem do Senhor</text:span></text:p>
            <text:p><text:span text:style-name="T3">Não chore se o mundo</text:span></text:p>
            <text:p><text:span text:style-name="T3">ainda não no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Já é o bastante</text:span></text:p>
            <text:p><text:span text:style-name="T3">Deus reconhecer o</text:span></text:p>
            <text:p><text:span text:style-name="T3">seu val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3">Você é precioso, mais raro que o ouro puro de ofir</text:span></text:p>
            <text:p><text:span text:style-name="T3">Se você desistiu,</text:span></text:p>
            <text:p><text:span text:style-name="T3">Deus não vai desist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32">
        <office:forms form:automatic-focus="false" form:apply-design-mode="false"/>
        <draw:frame presentation:style-name="pr5" draw:text-style-name="P2" draw:layer="layout" svg:width="25.199cm" svg:height="18.763cm" svg:x="1.4cm" svg:y="0.837cm" presentation:class="subtitle" presentation:user-transformed="true">
          <draw:text-box>
            <text:p><text:span text:style-name="T3">Ele está aqui pra te</text:span></text:p>
            <text:p><text:span text:style-name="T3">levantar se o mundo</text:span></text:p>
            <text:p><text:span text:style-name="T3">te fizer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Você é um espelho que reflete a imagem do Senhor</text:span></text:p>
            <text:p><text:span text:style-name="T3">Não chore se o mundo</text:span></text:p>
            <text:p><text:span text:style-name="T3">ainda não no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Já é o bastante</text:span></text:p>
            <text:p><text:span text:style-name="T3">Deus reconhecer o</text:span></text:p>
            <text:p><text:span text:style-name="T3">seu val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3">Você é precioso, mais raro que o ouro puro de ofir</text:span></text:p>
            <text:p><text:span text:style-name="T3">Se você desistiu,</text:span></text:p>
            <text:p><text:span text:style-name="T3">Deus não vai desist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32">
        <office:forms form:automatic-focus="false" form:apply-design-mode="false"/>
        <draw:frame presentation:style-name="pr5" draw:text-style-name="P2" draw:layer="layout" svg:width="25.199cm" svg:height="18.763cm" svg:x="1.4cm" svg:y="0.837cm" presentation:class="subtitle" presentation:user-transformed="true">
          <draw:text-box>
            <text:p><text:span text:style-name="T3">Ele está aqui pra te</text:span></text:p>
            <text:p><text:span text:style-name="T3">levantar se o mundo</text:span></text:p>
            <text:p><text:span text:style-name="T3">te fizer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Você é um espelho que reflete a imagem do Senhor</text:span></text:p>
            <text:p><text:span text:style-name="T3">Não chore se o mundo</text:span></text:p>
            <text:p><text:span text:style-name="T3">ainda não no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3">Já é o bastante</text:span></text:p>
            <text:p><text:span text:style-name="T3">Deus reconhecer o</text:span></text:p>
            <text:p><text:span text:style-name="T3">seu val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32">
        <office:forms form:automatic-focus="false" form:apply-design-mode="false"/>
        <draw:frame presentation:style-name="pr4" draw:text-style-name="P2" draw:layer="layout" svg:width="25.199cm" svg:height="18.963cm" svg:x="1.4cm" svg:y="0.837cm" presentation:class="subtitle" presentation:user-transformed="true">
          <draw:text-box>
            <text:p><text:span text:style-name="T3">Você é precioso, mais raro que o ouro puro de ofir</text:span></text:p>
            <text:p><text:span text:style-name="T3">Se você desistiu,</text:span></text:p>
            <text:p><text:span text:style-name="T3">Deus não vai desist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32">
        <office:forms form:automatic-focus="false" form:apply-design-mode="false"/>
        <draw:frame presentation:style-name="pr5" draw:text-style-name="P2" draw:layer="layout" svg:width="25.199cm" svg:height="18.763cm" svg:x="1.4cm" svg:y="0.837cm" presentation:class="subtitle" presentation:user-transformed="true">
          <draw:text-box>
            <text:p><text:span text:style-name="T3">Ele está aqui pra te</text:span></text:p>
            <text:p><text:span text:style-name="T3">levantar se o mundo</text:span></text:p>
            <text:p><text:span text:style-name="T3">te fizer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4:23:48.016896283</meta:creation-date>
    <dc:date>2015-11-27T14:37:45.742077514</dc:date>
    <meta:editing-duration>PT13M53S</meta:editing-duration>
    <meta:editing-cycles>9</meta:editing-cycles>
    <meta:generator>LibreOffice/5.2.5.1$Linux_X86_64 LibreOffice_project/20m0$Build-1</meta:generator>
    <meta:document-statistic meta:object-count="99"/>
  </office:meta>
</office:document-meta>
</file>